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876" officeooo:paragraph-rsid="0006087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75f82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075f8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4b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áctica 4</text:p>
      <text:p text:style-name="P1">Juan Siverio Rojas</text:p>
      <text:p text:style-name="Standard">Consultas elementales</text:p>
      <text:p text:style-name="P2">1. Listar todos los registros de la tabla DEPARTAMENTO. Nombra explícitamente todos los</text:p>
      <text:p text:style-name="P2">campos detrás del SELECT.</text:p>
      <text:p text:style-name="P2"/>
      <text:p text:style-name="Standard">SQL&gt; SELECT CD,D FROM DEPARTAMENTO;</text:p>
      <text:p text:style-name="Standard"/>
      <text:p text:style-name="Standard"><text:s text:c="8"/>CD D <text:s text:c="67"/></text:p>
      <text:p text:style-name="Standard">---------- ------------------------------------------------------------ <text:s text:c="8"/></text:p>
      <text:p text:style-name="Standard"><text:s text:c="9"/>1 ANALISIS MATEMATICO <text:s text:c="49"/></text:p>
      <text:p text:style-name="Standard"><text:s text:c="9"/>2 ASTROFISICA <text:s text:c="57"/></text:p>
      <text:p text:style-name="Standard"><text:s text:c="9"/>4 MATEMATICA FUNDAMENTAL <text:s text:c="46"/></text:p>
      <text:p text:style-name="Standard"><text:s text:c="9"/>3 ESTADISTICA, INVESTIGACION OPERATIVA Y COMPUTACION</text:p>
      <text:p text:style-name="Standard"/>
      <text:p text:style-name="P2">2. Listar todos los registros de la tabla AREA. Utiliza * detrás del SELECT.</text:p>
      <text:p text:style-name="P2"/>
      <text:p text:style-name="Standard">SQL&gt; SELECT * FROM AREA;</text:p>
      <text:p text:style-name="Standard"/>
      <text:p text:style-name="Standard"><text:s text:c="7"/>CAR AR <text:s text:c="66"/></text:p>
      <text:p text:style-name="Standard">---------- ------------------------------------------------------------ <text:s text:c="8"/></text:p>
      <text:p text:style-name="Standard"><text:s text:c="8"/>CD <text:s text:c="69"/></text:p>
      <text:p text:style-name="Standard">---------- <text:s text:c="69"/></text:p>
      <text:p text:style-name="Standard"><text:s text:c="9"/>1 ALGEBRA <text:s text:c="61"/></text:p>
      <text:p text:style-name="Standard"><text:s text:c="9"/>4 <text:s text:c="69"/></text:p>
      <text:p text:style-name="Standard"><text:s text:c="80"/></text:p>
      <text:p text:style-name="Standard"><text:s text:c="9"/>2 ANALISIS MATEMATICO <text:s text:c="49"/></text:p>
      <text:p text:style-name="Standard"><text:s text:c="9"/>1 <text:s text:c="69"/></text:p>
      <text:p text:style-name="Standard"><text:s text:c="80"/></text:p>
      <text:p text:style-name="Standard"><text:s text:c="9"/>3 ASTRONOMIA Y ASTROFISICA <text:s text:c="44"/></text:p>
      <text:p text:style-name="Standard"><text:s text:c="9"/>2 <text:s text:c="69"/></text:p>
      <text:p text:style-name="Standard"><text:s text:c="80"/></text:p>
      <text:p text:style-name="Standard"/>
      <text:p text:style-name="Standard"><text:s text:c="7"/>CAR AR <text:s text:c="66"/></text:p>
      <text:p text:style-name="Standard">---------- ------------------------------------------------------------ <text:s text:c="8"/></text:p>
      <text:p text:style-name="Standard"><text:s text:c="8"/>CD <text:s text:c="69"/></text:p>
      <text:p text:style-name="Standard">---------- <text:s text:c="69"/></text:p>
      <text:p text:style-name="P3"><text:s text:c="9"/>4 CIENCIAS DE LA COMPUTACION E INTELIGENCIA ARTIF</text:p>
      <text:p text:style-name="P3"><text:span text:style-name="T1"/></text:p>
      <text:p text:style-name="P3"><text:span text:style-name="T1">3. Listar todos los DNI de los profesores.</text:span></text:p>
      <text:p text:style-name="P3"><text:span text:style-name="T1"/></text:p>
      <text:p text:style-name="P5">SQL&gt; SELECT DNI FROM PROFESOR;</text:p>
      <text:p text:style-name="P5"/>
      <text:p text:style-name="P5"><text:s text:c="7"/>DNI <text:s text:c="69"/></text:p>
      <text:p text:style-name="P5">---------- <text:s text:c="69"/></text:p>
      <text:p text:style-name="P5"><text:s text:c="6"/>1010 <text:s text:c="69"/></text:p>
      <text:p text:style-name="P5"><text:s text:c="6"/>1111 <text:s text:c="69"/></text:p>
      <text:p text:style-name="P5"><text:s text:c="6"/>2020 <text:s text:c="69"/></text:p>
      <text:p text:style-name="P5"><text:s text:c="6"/>2222 <text:s text:c="69"/></text:p>
      <text:p text:style-name="P5"><text:s text:c="6"/>3030 <text:s text:c="69"/></text:p>
      <text:p text:style-name="P5"><text:s text:c="6"/>3333 <text:s text:c="69"/></text:p>
      <text:p text:style-name="P5"><text:s text:c="6"/>4444 <text:s text:c="69"/></text:p>
      <text:p text:style-name="P5"><text:soft-page-break/><text:s text:c="6"/>5555 <text:s text:c="69"/></text:p>
      <text:p text:style-name="P5"><text:s text:c="6"/>6666 <text:s text:c="69"/></text:p>
      <text:p text:style-name="P5"><text:s text:c="6"/>7777 <text:s text:c="69"/></text:p>
      <text:p text:style-name="P5"><text:s text:c="6"/>8888 <text:s text:c="69"/></text:p>
      <text:p text:style-name="P5"/>
      <text:p text:style-name="P5"><text:s text:c="7"/>DNI <text:s text:c="69"/></text:p>
      <text:p text:style-name="P5">---------- <text:s text:c="69"/></text:p>
      <text:p text:style-name="P5"><text:s text:c="6"/>9999 <text:s text:c="69"/></text:p>
      <text:p text:style-name="P5"/>
      <text:p text:style-name="P5">12 rows selected.</text:p>
      <text:p text:style-name="P5"/>
      <text:p text:style-name="P2">4. Listar todas las t-uplas de la tabla PROFESOR.</text:p>
      <text:p text:style-name="P2"/>
      <text:p text:style-name="P4">SQL&gt; SELECT * FROM PROFESOR;</text:p>
      <text:p text:style-name="P4"/>
      <text:p text:style-name="P4"><text:s text:c="7"/>DNI P <text:s text:c="67"/></text:p>
      <text:p text:style-name="P4">---------- ------------------------------------------------------------ <text:s text:c="8"/></text:p>
      <text:p text:style-name="P4"><text:s text:c="7"/>CAR CAT <text:s text:c="65"/></text:p>
      <text:p text:style-name="P4">---------- ----- <text:s text:c="63"/></text:p>
      <text:p text:style-name="P4"><text:s text:c="6"/>1111 JUAN <text:s text:c="64"/></text:p>
      <text:p text:style-name="P4"><text:s text:c="9"/>6 CU <text:s text:c="66"/></text:p>
      <text:p text:style-name="P4"><text:s text:c="80"/></text:p>
      <text:p text:style-name="P4"><text:s text:c="6"/>2222 CARLOS <text:s text:c="62"/></text:p>
      <text:p text:style-name="P4"><text:s text:c="9"/>7 TU <text:s text:c="66"/></text:p>
      <text:p text:style-name="P4"><text:s text:c="80"/></text:p>
      <text:p text:style-name="P4"><text:s text:c="6"/>3333 PEDRO <text:s text:c="63"/></text:p>
      <text:p text:style-name="P4"><text:s text:c="9"/>4 TEU <text:s text:c="65"/></text:p>
      <text:p text:style-name="P4"><text:s text:c="80"/></text:p>
      <text:p text:style-name="P4"/>
      <text:p text:style-name="P4"><text:s text:c="7"/>DNI P <text:s text:c="67"/></text:p>
      <text:p text:style-name="P4">---------- ------------------------------------------------------------ <text:s text:c="8"/></text:p>
      <text:p text:style-name="P4"><text:s text:c="7"/>CAR CAT <text:s text:c="65"/></text:p>
      <text:p text:style-name="P4">---------- ----- <text:s text:c="63"/></text:p>
      <text:p text:style-name="P4"><text:s text:c="6"/>4444 MARIA <text:s text:c="63"/></text:p>
      <text:p text:style-name="P4"><text:s text:c="9"/>7 TU <text:s text:c="66"/></text:p>
      <text:p text:style-name="P4"><text:s text:c="80"/></text:p>
      <text:p text:style-name="P4"><text:s text:c="6"/>5555 IVAN <text:s text:c="64"/></text:p>
      <text:p text:style-name="P4"><text:s text:c="9"/>1 CEU <text:s text:c="65"/></text:p>
      <text:p text:style-name="P4"><text:s text:c="80"/></text:p>
      <text:p text:style-name="P4"><text:s text:c="6"/>6666 CARMEN <text:s text:c="62"/></text:p>
      <text:p text:style-name="P4"><text:s text:c="9"/>3 CD <text:s text:c="66"/></text:p>
      <text:p text:style-name="P4"><text:s text:c="80"/></text:p>
      <text:p text:style-name="P4"/>
      <text:p text:style-name="P4"><text:s text:c="7"/>DNI P <text:s text:c="67"/></text:p>
      <text:p text:style-name="P4">---------- ------------------------------------------------------------ <text:s text:c="8"/></text:p>
      <text:p text:style-name="P4"><text:s text:c="7"/>CAR CAT <text:s text:c="65"/></text:p>
      <text:p text:style-name="P4">---------- ----- <text:s text:c="63"/></text:p>
      <text:p text:style-name="P4"><text:s text:c="6"/>7777 MARIO <text:s text:c="63"/></text:p>
      <text:p text:style-name="P4"><text:s text:c="9"/>2 TU <text:s text:c="66"/></text:p>
      <text:p text:style-name="P4"><text:s text:c="80"/></text:p>
      <text:p text:style-name="P4"><text:s text:c="6"/>8888 FRANCISCO <text:s text:c="59"/></text:p>
      <text:p text:style-name="P4"><text:s text:c="9"/>5 TU <text:s text:c="66"/></text:p>
      <text:p text:style-name="P4"><text:soft-page-break/><text:s text:c="80"/></text:p>
      <text:p text:style-name="P4"><text:s text:c="6"/>9999 ANGELA <text:s text:c="62"/></text:p>
      <text:p text:style-name="P4"><text:s text:c="9"/>8 TEU <text:s text:c="65"/></text:p>
      <text:p text:style-name="P4"><text:s text:c="80"/></text:p>
      <text:p text:style-name="P4"/>
      <text:p text:style-name="P4"><text:s text:c="7"/>DNI P <text:s text:c="67"/></text:p>
      <text:p text:style-name="P4">---------- ------------------------------------------------------------ <text:s text:c="8"/></text:p>
      <text:p text:style-name="P4"><text:s text:c="7"/>CAR CAT <text:s text:c="65"/></text:p>
      <text:p text:style-name="P4">---------- ----- <text:s text:c="63"/></text:p>
      <text:p text:style-name="P4"><text:s text:c="6"/>1010 DAVID <text:s text:c="63"/></text:p>
      <text:p text:style-name="P4"><text:s text:c="9"/>4 TU <text:s text:c="66"/></text:p>
      <text:p text:style-name="P4"><text:s text:c="80"/></text:p>
      <text:p text:style-name="P4"><text:s text:c="6"/>2020 SOLEDAD <text:s text:c="61"/></text:p>
      <text:p text:style-name="P4"><text:s text:c="9"/>7 CU <text:s text:c="66"/></text:p>
      <text:p text:style-name="P4"><text:s text:c="80"/></text:p>
      <text:p text:style-name="P4"><text:s text:c="6"/>3030 JOSE MANUEL <text:s text:c="57"/></text:p>
      <text:p text:style-name="P4"><text:s text:c="9"/>6 TEU <text:s text:c="65"/></text:p>
      <text:p text:style-name="P4"><text:s text:c="80"/></text:p>
      <text:p text:style-name="P4"/>
      <text:p text:style-name="P4">12 rows selected.</text:p>
      <text:p text:style-name="P4"/>
      <text:p text:style-name="P2">5. Listar todas las t-uplas de la tabla PROFESOR proyectando los atributos en el siguiente</text:p>
      <text:p text:style-name="P2">orden: P, DNI, CAT, CAR.</text:p>
      <text:p text:style-name="P2"/>
      <text:p text:style-name="P4">SQL&gt; SELECT * FROM PROFESOR ORDER BY P,DNI,CAT,CAR;</text:p>
      <text:p text:style-name="P4"/>
      <text:p text:style-name="P4"><text:s text:c="7"/>DNI P <text:s text:c="67"/></text:p>
      <text:p text:style-name="P4">---------- ------------------------------------------------------------ <text:s text:c="8"/></text:p>
      <text:p text:style-name="P4"><text:s text:c="7"/>CAR CAT <text:s text:c="65"/></text:p>
      <text:p text:style-name="P4">---------- ----- <text:s text:c="63"/></text:p>
      <text:p text:style-name="P4"><text:s text:c="6"/>9999 ANGELA <text:s text:c="62"/></text:p>
      <text:p text:style-name="P4"><text:s text:c="9"/>8 TEU <text:s text:c="65"/></text:p>
      <text:p text:style-name="P4"><text:s text:c="80"/></text:p>
      <text:p text:style-name="P4"><text:s text:c="6"/>2222 CARLOS <text:s text:c="62"/></text:p>
      <text:p text:style-name="P4"><text:s text:c="9"/>7 TU <text:s text:c="66"/></text:p>
      <text:p text:style-name="P4"><text:s text:c="80"/></text:p>
      <text:p text:style-name="P4"><text:s text:c="6"/>6666 CARMEN <text:s text:c="62"/></text:p>
      <text:p text:style-name="P4"><text:s text:c="9"/>3 CD <text:s text:c="66"/></text:p>
      <text:p text:style-name="P4"><text:s text:c="80"/></text:p>
      <text:p text:style-name="P4"/>
      <text:p text:style-name="P4"><text:s text:c="7"/>DNI P <text:s text:c="67"/></text:p>
      <text:p text:style-name="P4">---------- ------------------------------------------------------------ <text:s text:c="8"/></text:p>
      <text:p text:style-name="P4"><text:s text:c="7"/>CAR CAT <text:s text:c="65"/></text:p>
      <text:p text:style-name="P4">---------- ----- <text:s text:c="63"/></text:p>
      <text:p text:style-name="P4"><text:s text:c="6"/>1010 DAVID <text:s text:c="63"/></text:p>
      <text:p text:style-name="P4"><text:s text:c="9"/>4 TU <text:s text:c="66"/></text:p>
      <text:p text:style-name="P4"><text:s text:c="80"/></text:p>
      <text:p text:style-name="P4"><text:s text:c="6"/>8888 FRANCISCO <text:s text:c="59"/></text:p>
      <text:p text:style-name="P4"><text:s text:c="9"/>5 TU <text:s text:c="66"/></text:p>
      <text:p text:style-name="P4"><text:s text:c="80"/></text:p>
      <text:p text:style-name="P4"><text:s text:c="6"/>5555 IVAN <text:s text:c="64"/></text:p>
      <text:p text:style-name="P4"><text:s text:c="9"/>1 CEU <text:s text:c="65"/></text:p>
      <text:p text:style-name="P4"><text:soft-page-break/><text:s text:c="80"/></text:p>
      <text:p text:style-name="P4"/>
      <text:p text:style-name="P4"><text:s text:c="7"/>DNI P <text:s text:c="67"/></text:p>
      <text:p text:style-name="P4">---------- ------------------------------------------------------------ <text:s text:c="8"/></text:p>
      <text:p text:style-name="P4"><text:s text:c="7"/>CAR CAT <text:s text:c="65"/></text:p>
      <text:p text:style-name="P4">---------- ----- <text:s text:c="63"/></text:p>
      <text:p text:style-name="P4"><text:s text:c="6"/>3030 JOSE MANUEL <text:s text:c="57"/></text:p>
      <text:p text:style-name="P4"><text:s text:c="9"/>6 TEU <text:s text:c="65"/></text:p>
      <text:p text:style-name="P4"><text:s text:c="80"/></text:p>
      <text:p text:style-name="P4"><text:s text:c="6"/>1111 JUAN <text:s text:c="64"/></text:p>
      <text:p text:style-name="P4"><text:s text:c="9"/>6 CU <text:s text:c="66"/></text:p>
      <text:p text:style-name="P4"><text:s text:c="80"/></text:p>
      <text:p text:style-name="P4"><text:s text:c="6"/>4444 MARIA <text:s text:c="63"/></text:p>
      <text:p text:style-name="P4"><text:s text:c="9"/>7 TU <text:s text:c="66"/></text:p>
      <text:p text:style-name="P4"><text:s text:c="80"/></text:p>
      <text:p text:style-name="P4"/>
      <text:p text:style-name="P4"><text:s text:c="7"/>DNI P <text:s text:c="67"/></text:p>
      <text:p text:style-name="P4">---------- ------------------------------------------------------------ <text:s text:c="8"/></text:p>
      <text:p text:style-name="P4"><text:s text:c="7"/>CAR CAT <text:s text:c="65"/></text:p>
      <text:p text:style-name="P4">---------- ----- <text:s text:c="63"/></text:p>
      <text:p text:style-name="P4"><text:s text:c="6"/>7777 MARIO <text:s text:c="63"/></text:p>
      <text:p text:style-name="P4"><text:s text:c="9"/>2 TU <text:s text:c="66"/></text:p>
      <text:p text:style-name="P4"><text:s text:c="80"/></text:p>
      <text:p text:style-name="P4"><text:s text:c="6"/>3333 PEDRO <text:s text:c="63"/></text:p>
      <text:p text:style-name="P4"><text:s text:c="9"/>4 TEU <text:s text:c="65"/></text:p>
      <text:p text:style-name="P4"><text:s text:c="80"/></text:p>
      <text:p text:style-name="P4"><text:s text:c="6"/>2020 SOLEDAD <text:s text:c="61"/></text:p>
      <text:p text:style-name="P4"><text:s text:c="9"/>7 CU <text:s text:c="66"/></text:p>
      <text:p text:style-name="P4"><text:s text:c="80"/></text:p>
      <text:p text:style-name="P4"/>
      <text:p text:style-name="P4">12 rows selected.</text:p>
      <text:p text:style-name="P2"/>
      <text:p text:style-name="P2">6. Idem que la anterior pero ahora pon un alias explicativo para cada uno de los atributos.</text:p>
      <text:p text:style-name="P2">7. Listar todas las t-uplas de la tabla ASIGNATURA.</text:p>
      <text:p text:style-name="P2"/>
      <text:p text:style-name="P4">SQL&gt; SELECT * FROM ASIGNATURA;</text:p>
      <text:p text:style-name="P4"/>
      <text:p text:style-name="P4"><text:s text:c="7"/>CAS A <text:s text:c="49"/>T <text:s text:c="10"/>CUR <text:s text:c="2"/></text:p>
      <text:p text:style-name="P4">---------- -------------------------------------------------- ---- ---------- <text:s text:c="2"/></text:p>
      <text:p text:style-name="P4"><text:s text:c="7"/>CAR <text:s text:c="8"/>CT <text:s text:c="8"/>CP <text:s text:c="8"/>CL <text:s text:c="36"/></text:p>
      <text:p text:style-name="P4">---------- ---------- ---------- ---------- <text:s text:c="36"/></text:p>
      <text:p text:style-name="P4"><text:s text:c="9"/>1 BASE DE DATOS <text:s text:c="37"/>GII <text:s text:c="10"/>3 <text:s text:c="2"/></text:p>
      <text:p text:style-name="P4"><text:s text:c="9"/>7 <text:s text:c="9"/>3 <text:s text:c="7"/>1.5 <text:s text:c="7"/>1.5 <text:s text:c="36"/></text:p>
      <text:p text:style-name="P4"><text:s text:c="80"/></text:p>
      <text:p text:style-name="P4"><text:s text:c="9"/>2 INTELIGENCIA ARTIFICIAL <text:s text:c="27"/>GII <text:s text:c="10"/>3 <text:s text:c="2"/></text:p>
      <text:p text:style-name="P4"><text:s text:c="9"/>4 <text:s text:c="7"/>1.5 <text:s text:c="7"/>1.5 <text:s text:c="9"/>3 <text:s text:c="36"/></text:p>
      <text:p text:style-name="P4"><text:s text:c="80"/></text:p>
      <text:p text:style-name="P4"><text:s text:c="9"/>3 ALMACENES DE DATOS <text:s text:c="32"/>MII <text:s text:c="10"/>1 <text:s text:c="2"/></text:p>
      <text:p text:style-name="P4"><text:s text:c="9"/>7 <text:s text:c="7"/>1.5 <text:s text:c="9"/>0 <text:s text:c="7"/>1.5 <text:s text:c="36"/></text:p>
      <text:p text:style-name="P4"><text:s text:c="80"/></text:p>
      <text:p text:style-name="P4"/>
      <text:p text:style-name="P4"><text:s text:c="7"/>CAS A <text:s text:c="49"/>T <text:s text:c="10"/>CUR <text:s text:c="2"/></text:p>
      <text:p text:style-name="P4"><text:soft-page-break/>---------- -------------------------------------------------- ---- ---------- <text:s text:c="2"/></text:p>
      <text:p text:style-name="P4"><text:s text:c="7"/>CAR <text:s text:c="8"/>CT <text:s text:c="8"/>CP <text:s text:c="8"/>CL <text:s text:c="36"/></text:p>
      <text:p text:style-name="P4">---------- ---------- ---------- ---------- <text:s text:c="36"/></text:p>
      <text:p text:style-name="P4"><text:s text:c="9"/>4 MINERIA DE DATOS <text:s text:c="34"/>MII <text:s text:c="10"/>1 <text:s text:c="2"/></text:p>
      <text:p text:style-name="P4"><text:s text:c="9"/>7 <text:s text:c="7"/>1.5 <text:s text:c="9"/>0 <text:s text:c="7"/>1.5 <text:s text:c="36"/></text:p>
      <text:p text:style-name="P4"><text:s text:c="80"/></text:p>
      <text:p text:style-name="P4"><text:s text:c="9"/>5 INFORMATICA BASICA <text:s text:c="32"/>GII <text:s text:c="10"/>1 <text:s text:c="2"/></text:p>
      <text:p text:style-name="P4"><text:s text:c="9"/>7 <text:s text:c="9"/>3 <text:s text:c="7"/>1.5 <text:s text:c="7"/>1.5 <text:s text:c="36"/></text:p>
      <text:p text:style-name="P4"><text:s text:c="80"/></text:p>
      <text:p text:style-name="P4"><text:s text:c="9"/>6 ALGEBRA <text:s text:c="43"/>GII <text:s text:c="10"/>1 <text:s text:c="2"/></text:p>
      <text:p text:style-name="P4"><text:s text:c="9"/>1 <text:s text:c="9"/>3 <text:s text:c="9"/>3 <text:s text:c="9"/>0 <text:s text:c="36"/></text:p>
      <text:p text:style-name="P4"><text:s text:c="80"/></text:p>
      <text:p text:style-name="P4"/>
      <text:p text:style-name="P4"><text:s text:c="7"/>CAS A <text:s text:c="49"/>T <text:s text:c="10"/>CUR <text:s text:c="2"/></text:p>
      <text:p text:style-name="P4">---------- -------------------------------------------------- ---- ---------- <text:s text:c="2"/></text:p>
      <text:p text:style-name="P4"><text:s text:c="7"/>CAR <text:s text:c="8"/>CT <text:s text:c="8"/>CP <text:s text:c="8"/>CL <text:s text:c="36"/></text:p>
      <text:p text:style-name="P4">---------- ---------- ---------- ---------- <text:s text:c="36"/></text:p>
      <text:p text:style-name="P4"><text:s text:c="9"/>7 CALCULO <text:s text:c="43"/>GII <text:s text:c="10"/>1 <text:s text:c="2"/></text:p>
      <text:p text:style-name="P4"><text:s text:c="9"/>8 <text:s text:c="9"/>3 <text:s text:c="9"/>3 <text:s text:c="9"/>0 <text:s text:c="36"/></text:p>
      <text:p text:style-name="P4"><text:s text:c="80"/></text:p>
      <text:p text:style-name="P4"><text:s text:c="9"/>8 OPTIMIZACION <text:s text:c="38"/>GII <text:s text:c="10"/>1 <text:s text:c="2"/></text:p>
      <text:p text:style-name="P4"><text:s text:c="9"/>6 <text:s text:c="9"/>3 <text:s text:c="7"/>1.5 <text:s text:c="7"/>1.5 <text:s text:c="36"/></text:p>
      <text:p text:style-name="P4"><text:s text:c="80"/></text:p>
      <text:p text:style-name="P4"><text:s text:c="9"/>9 GESTION DE RIESGOS <text:s text:c="32"/>GII <text:s text:c="10"/>3 <text:s text:c="2"/></text:p>
      <text:p text:style-name="P4"><text:s text:c="9"/>4 <text:s text:c="9"/>3 <text:s text:c="9"/>0 <text:s text:c="9"/>3 <text:s text:c="36"/></text:p>
      <text:p text:style-name="P4"><text:s text:c="80"/></text:p>
      <text:p text:style-name="P4"/>
      <text:p text:style-name="P4"><text:s text:c="7"/>CAS A <text:s text:c="49"/>T <text:s text:c="10"/>CUR <text:s text:c="2"/></text:p>
      <text:p text:style-name="P4">---------- -------------------------------------------------- ---- ---------- <text:s text:c="2"/></text:p>
      <text:p text:style-name="P4"><text:s text:c="7"/>CAR <text:s text:c="8"/>CT <text:s text:c="8"/>CP <text:s text:c="8"/>CL <text:s text:c="36"/></text:p>
      <text:p text:style-name="P4">---------- ---------- ---------- ---------- <text:s text:c="36"/></text:p>
      <text:p text:style-name="P4"><text:s text:c="8"/>10 ASTRONOMIA <text:s text:c="40"/>GF <text:s text:c="11"/>2 <text:s text:c="2"/></text:p>
      <text:p text:style-name="P4"><text:s text:c="9"/>3 <text:s text:c="9"/>3 <text:s text:c="7"/>1.5 <text:s text:c="7"/>1.5 <text:s text:c="36"/></text:p>
      <text:p text:style-name="P4"><text:s text:c="80"/></text:p>
      <text:p text:style-name="P4"><text:s text:c="8"/>11 ENSENANZA DE LA MATEMATICA <text:s text:c="24"/>GM <text:s text:c="11"/>2 <text:s text:c="2"/></text:p>
      <text:p text:style-name="P4"><text:s text:c="9"/>3 <text:s text:c="9"/>3 <text:s text:c="7"/>1.5 <text:s text:c="7"/>1.5 <text:s text:c="36"/></text:p>
      <text:p text:style-name="P4"><text:s text:c="80"/></text:p>
      <text:p text:style-name="P4"><text:s text:c="8"/>12 ANALISIS COMPLEJO <text:s text:c="33"/>GM <text:s text:c="11"/>4 <text:s text:c="2"/></text:p>
      <text:p text:style-name="P4"><text:s text:c="9"/>2 <text:s text:c="7"/>4.5 <text:s text:c="9"/>3 <text:s text:c="9"/>0 <text:s text:c="36"/></text:p>
      <text:p text:style-name="P4"><text:s text:c="80"/></text:p>
      <text:p text:style-name="P4"/>
      <text:p text:style-name="P4">12 rows selected.</text:p>
      <text:p text:style-name="P2"/>
      <text:p text:style-name="P2">8. Listar todas las t-uplas de la tabla ASIGNATURA asociadas a la titulación GII.</text:p>
      <text:p text:style-name="P2"/>
      <text:p text:style-name="P4">SELECT * FROM ASIGNATURA WHERE T='GII';</text:p>
      <text:p text:style-name="P4"/>
      <text:p text:style-name="P4"><text:s text:c="7"/>CAS A <text:s text:c="49"/>T <text:s text:c="10"/>CUR <text:s text:c="2"/></text:p>
      <text:p text:style-name="P4">---------- -------------------------------------------------- ---- ---------- <text:s text:c="2"/></text:p>
      <text:p text:style-name="P4"><text:s text:c="7"/>CAR <text:s text:c="8"/>CT <text:s text:c="8"/>CP <text:s text:c="8"/>CL <text:s text:c="36"/></text:p>
      <text:p text:style-name="P4">---------- ---------- ---------- ---------- <text:s text:c="36"/></text:p>
      <text:p text:style-name="P4"><text:s text:c="9"/>1 BASE DE DATOS <text:s text:c="37"/>GII <text:s text:c="10"/>3 <text:s text:c="2"/></text:p>
      <text:p text:style-name="P4"><text:soft-page-break/><text:s text:c="9"/>7 <text:s text:c="9"/>3 <text:s text:c="7"/>1.5 <text:s text:c="7"/>1.5 <text:s text:c="36"/></text:p>
      <text:p text:style-name="P4"><text:s text:c="80"/></text:p>
      <text:p text:style-name="P4"><text:s text:c="9"/>2 INTELIGENCIA ARTIFICIAL <text:s text:c="27"/>GII <text:s text:c="10"/>3 <text:s text:c="2"/></text:p>
      <text:p text:style-name="P4"><text:s text:c="9"/>4 <text:s text:c="7"/>1.5 <text:s text:c="7"/>1.5 <text:s text:c="9"/>3 <text:s text:c="36"/></text:p>
      <text:p text:style-name="P4"><text:s text:c="80"/></text:p>
      <text:p text:style-name="P4"><text:s text:c="9"/>5 INFORMATICA BASICA <text:s text:c="32"/>GII <text:s text:c="10"/>1 <text:s text:c="2"/></text:p>
      <text:p text:style-name="P4"><text:s text:c="9"/>7 <text:s text:c="9"/>3 <text:s text:c="7"/>1.5 <text:s text:c="7"/>1.5 <text:s text:c="36"/></text:p>
      <text:p text:style-name="P4"><text:s text:c="80"/></text:p>
      <text:p text:style-name="P4"/>
      <text:p text:style-name="P4"><text:s text:c="7"/>CAS A <text:s text:c="49"/>T <text:s text:c="10"/>CUR <text:s text:c="2"/></text:p>
      <text:p text:style-name="P4">---------- -------------------------------------------------- ---- ---------- <text:s text:c="2"/></text:p>
      <text:p text:style-name="P4"><text:s text:c="7"/>CAR <text:s text:c="8"/>CT <text:s text:c="8"/>CP <text:s text:c="8"/>CL <text:s text:c="36"/></text:p>
      <text:p text:style-name="P4">---------- ---------- ---------- ---------- <text:s text:c="36"/></text:p>
      <text:p text:style-name="P4"><text:s text:c="9"/>6 ALGEBRA <text:s text:c="43"/>GII <text:s text:c="10"/>1 <text:s text:c="2"/></text:p>
      <text:p text:style-name="P4"><text:s text:c="9"/>1 <text:s text:c="9"/>3 <text:s text:c="9"/>3 <text:s text:c="9"/>0 <text:s text:c="36"/></text:p>
      <text:p text:style-name="P4"><text:s text:c="80"/></text:p>
      <text:p text:style-name="P4"><text:s text:c="9"/>7 CALCULO <text:s text:c="43"/>GII <text:s text:c="10"/>1 <text:s text:c="2"/></text:p>
      <text:p text:style-name="P4"><text:s text:c="9"/>8 <text:s text:c="9"/>3 <text:s text:c="9"/>3 <text:s text:c="9"/>0 <text:s text:c="36"/></text:p>
      <text:p text:style-name="P4"><text:s text:c="80"/></text:p>
      <text:p text:style-name="P4"><text:s text:c="9"/>8 OPTIMIZACION <text:s text:c="38"/>GII <text:s text:c="10"/>1 <text:s text:c="2"/></text:p>
      <text:p text:style-name="P4"><text:s text:c="9"/>6 <text:s text:c="9"/>3 <text:s text:c="7"/>1.5 <text:s text:c="7"/>1.5 <text:s text:c="36"/></text:p>
      <text:p text:style-name="P4"><text:s text:c="80"/></text:p>
      <text:p text:style-name="P4"/>
      <text:p text:style-name="P4"><text:s text:c="7"/>CAS A <text:s text:c="49"/>T <text:s text:c="10"/>CUR <text:s text:c="2"/></text:p>
      <text:p text:style-name="P4">---------- -------------------------------------------------- ---- ---------- <text:s text:c="2"/></text:p>
      <text:p text:style-name="P4"><text:s text:c="7"/>CAR <text:s text:c="8"/>CT <text:s text:c="8"/>CP <text:s text:c="8"/>CL <text:s text:c="36"/></text:p>
      <text:p text:style-name="P4">---------- ---------- ---------- ---------- <text:s text:c="36"/></text:p>
      <text:p text:style-name="P4"><text:s text:c="9"/>9 GESTION DE RIESGOS <text:s text:c="32"/>GII <text:s text:c="10"/>3 <text:s text:c="2"/></text:p>
      <text:p text:style-name="P4"><text:s text:c="9"/>4 <text:s text:c="9"/>3 <text:s text:c="9"/>0 <text:s text:c="9"/>3 <text:s text:c="36"/></text:p>
      <text:p text:style-name="P4"><text:s text:c="80"/></text:p>
      <text:p text:style-name="P4"/>
      <text:p text:style-name="P4">7 rows selected.</text:p>
      <text:p text:style-name="P4"/>
      <text:p text:style-name="P2">9. Listar los DNI de los profesores del área con código 7.</text:p>
      <text:p text:style-name="P2"/>
      <text:p text:style-name="P4">SQL&gt; SELECT DNI FROM PROFESOR WHERE CAR=7;</text:p>
      <text:p text:style-name="P4"/>
      <text:p text:style-name="P4"><text:s text:c="7"/>DNI <text:s text:c="69"/></text:p>
      <text:p text:style-name="P4">---------- <text:s text:c="69"/></text:p>
      <text:p text:style-name="P4"><text:s text:c="6"/>2222 <text:s text:c="69"/></text:p>
      <text:p text:style-name="P4"><text:s text:c="6"/>4444 <text:s text:c="69"/></text:p>
      <text:p text:style-name="P4"><text:s text:c="6"/>2020 <text:s text:c="14"/></text:p>
      <text:p text:style-name="P2"/>
      <text:p text:style-name="P2">10. Listar, eliminando duplicados, los nombres de los profesores del área con código 7.</text:p>
      <text:p text:style-name="P2"/>
      <text:p text:style-name="P4">SQL&gt; SELECT <text:s/><text:span text:style-name="T2">DISTINCT </text:span>P FROM PROFESOR WHERE CAR=7;</text:p>
      <text:p text:style-name="P4"/>
      <text:p text:style-name="P4">P <text:s text:c="78"/></text:p>
      <text:p text:style-name="P4">------------------------------------------------------------ <text:s text:c="19"/></text:p>
      <text:p text:style-name="P4">CARLOS <text:s text:c="73"/></text:p>
      <text:p text:style-name="P4">MARIA <text:s text:c="74"/></text:p>
      <text:p text:style-name="P4">SOLEDAD <text:s text:c="5"/></text:p>
      <text:p text:style-name="P2"><text:soft-page-break/></text:p>
      <text:p text:style-name="P2">11. Listar los nombres de las asignaturas que tengan un código mayor o igual que 7.</text:p>
      <text:p text:style-name="P2"/>
      <text:p text:style-name="P4">SQL&gt; SELECT A FROM ASIGNATURA WHERE CAS&gt;=7;</text:p>
      <text:p text:style-name="P4"/>
      <text:p text:style-name="P4">A <text:s text:c="78"/></text:p>
      <text:p text:style-name="P4">-------------------------------------------------- <text:s text:c="29"/></text:p>
      <text:p text:style-name="P4">CALCULO <text:s text:c="72"/></text:p>
      <text:p text:style-name="P4">OPTIMIZACION <text:s text:c="67"/></text:p>
      <text:p text:style-name="P4">GESTION DE RIESGOS <text:s text:c="61"/></text:p>
      <text:p text:style-name="P4">ASTRONOMIA <text:s text:c="69"/></text:p>
      <text:p text:style-name="P4">ENSENANZA DE LA MATEMATICA <text:s text:c="53"/></text:p>
      <text:p text:style-name="P4">ANALISIS COMPLEJO <text:s text:c="62"/></text:p>
      <text:p text:style-name="P4"/>
      <text:p text:style-name="P4">6 rows selected.</text:p>
      <text:p text:style-name="P2"/>
      <text:p text:style-name="P2">12. Listar los nombres de las asignaturas que tengan un código mayor que 7.</text:p>
      <text:p text:style-name="P2">13. Listar el código de la asignatura con nombre ‘ALMACENES DE DATOS’.</text:p>
      <text:p text:style-name="P2"/>
      <text:p text:style-name="P4">SQL&gt; SELECT CAS FROM ASIGNATURA WHERE A='ALMACENES DE DATOS';</text:p>
      <text:p text:style-name="P4"/>
      <text:p text:style-name="P4"><text:s text:c="7"/>CAS <text:s text:c="69"/></text:p>
      <text:p text:style-name="P4">---------- <text:s text:c="69"/></text:p>
      <text:p text:style-name="P4"><text:s text:c="9"/>3 <text:s text:c="3"/></text:p>
      <text:p text:style-name="P2"/>
      <text:p text:style-name="P2">14. Listar los nombres de las asignaturas que tengan un código distinto de 8.</text:p>
      <text:p text:style-name="P2"/>
      <text:p text:style-name="P4">SQL&gt; SELECT A FROM ASIGNATURA WHERE CAS!=8;</text:p>
      <text:p text:style-name="P4"/>
      <text:p text:style-name="P4">A <text:s text:c="78"/></text:p>
      <text:p text:style-name="P4">-------------------------------------------------- <text:s text:c="29"/></text:p>
      <text:p text:style-name="P4">BASE DE DATOS <text:s text:c="66"/></text:p>
      <text:p text:style-name="P4">INTELIGENCIA ARTIFICIAL <text:s text:c="56"/></text:p>
      <text:p text:style-name="P4">ALMACENES DE DATOS <text:s text:c="61"/></text:p>
      <text:p text:style-name="P4">MINERIA DE DATOS <text:s text:c="63"/></text:p>
      <text:p text:style-name="P4">INFORMATICA BASICA <text:s text:c="61"/></text:p>
      <text:p text:style-name="P4">ALGEBRA <text:s text:c="72"/></text:p>
      <text:p text:style-name="P4">CALCULO <text:s text:c="72"/></text:p>
      <text:p text:style-name="P4">GESTION DE RIESGOS <text:s text:c="61"/></text:p>
      <text:p text:style-name="P4">ASTRONOMIA <text:s text:c="69"/></text:p>
      <text:p text:style-name="P4">ENSENANZA DE LA MATEMATICA <text:s text:c="53"/></text:p>
      <text:p text:style-name="P4">ANALISIS COMPLEJO <text:s text:c="62"/></text:p>
      <text:p text:style-name="P4"/>
      <text:p text:style-name="P4">11 rows selected.</text:p>
      <text:p text:style-name="P2"/>
      <text:p text:style-name="P2">15. Listar los nombres de las asignaturas que tengan un código distinto de 8 y 11.</text:p>
      <text:p text:style-name="P2"/>
      <text:p text:style-name="P4">SQL&gt; SELECT A FROM ASIGNATURA WHERE CAS!=8 AND CAS !=11;</text:p>
      <text:p text:style-name="P4"/>
      <text:p text:style-name="P4">A <text:s text:c="78"/></text:p>
      <text:p text:style-name="P4">-------------------------------------------------- <text:s text:c="29"/></text:p>
      <text:p text:style-name="P4">BASE DE DATOS <text:s text:c="66"/></text:p>
      <text:p text:style-name="P4"><text:soft-page-break/>INTELIGENCIA ARTIFICIAL <text:s text:c="56"/></text:p>
      <text:p text:style-name="P4">ALMACENES DE DATOS <text:s text:c="61"/></text:p>
      <text:p text:style-name="P4">MINERIA DE DATOS <text:s text:c="63"/></text:p>
      <text:p text:style-name="P4">INFORMATICA BASICA <text:s text:c="61"/></text:p>
      <text:p text:style-name="P4">ALGEBRA <text:s text:c="72"/></text:p>
      <text:p text:style-name="P4">CALCULO <text:s text:c="72"/></text:p>
      <text:p text:style-name="P4">GESTION DE RIESGOS <text:s text:c="61"/></text:p>
      <text:p text:style-name="P4">ASTRONOMIA <text:s text:c="69"/></text:p>
      <text:p text:style-name="P4">ANALISIS COMPLEJO <text:s text:c="62"/></text:p>
      <text:p text:style-name="P4"/>
      <text:p text:style-name="P4">10 rows selected.</text:p>
      <text:p text:style-name="P2"/>
      <text:p text:style-name="P2">16. Listar los códigos de las asignaturas impartidas por el profesor con DNI 3333.</text:p>
      <text:p text:style-name="P2"/>
      <text:p text:style-name="P4">SQL&gt; SELECT CAS FROM PLAN_DOCENTE WHERE DNI=3333;</text:p>
      <text:p text:style-name="P4"/>
      <text:p text:style-name="P4"><text:s text:c="7"/>CAS <text:s text:c="69"/></text:p>
      <text:p text:style-name="P4">---------- <text:s text:c="69"/></text:p>
      <text:p text:style-name="P4"><text:s text:c="9"/>2 <text:s text:c="69"/></text:p>
      <text:p text:style-name="P4"><text:s text:c="9"/>9 <text:s/></text:p>
      <text:p text:style-name="P2"/>
      <text:p text:style-name="P2">17. Listar el código del departamento de ‘ASTROFÍSICA’.</text:p>
      <text:p text:style-name="P2"/>
      <text:p text:style-name="P4">SQL&gt; SELECT CD FROM DEPARTAMENTO WHERE D='ASTROFISICA';</text:p>
      <text:p text:style-name="P4"/>
      <text:p text:style-name="P4"><text:s text:c="8"/>CD <text:s text:c="69"/></text:p>
      <text:p text:style-name="P4">---------- <text:s text:c="69"/></text:p>
      <text:p text:style-name="P4"><text:s text:c="9"/>2 <text:s text:c="5"/></text:p>
      <text:p text:style-name="P2"/>
      <text:p text:style-name="P2">18. Listar los DNI de los profesores que han sido asignados a asignaturas el día ‘01-09-09’.</text:p>
      <text:p text:style-name="P2"/>
      <text:p text:style-name="P4">SQL&gt; SELECT DNI FROM PLAN_DOCENTE WHERE FI='01-SEP-09';</text:p>
      <text:p text:style-name="P4"/>
      <text:p text:style-name="P4"><text:s text:c="7"/>DNI <text:s text:c="69"/></text:p>
      <text:p text:style-name="P4">---------- <text:s text:c="69"/></text:p>
      <text:p text:style-name="P4"><text:s text:c="6"/>1010 <text:s text:c="69"/></text:p>
      <text:p text:style-name="P4"><text:s text:c="6"/>1111 <text:s text:c="69"/></text:p>
      <text:p text:style-name="P4"><text:s text:c="6"/>2222 <text:s text:c="69"/></text:p>
      <text:p text:style-name="P4"><text:s text:c="6"/>3030 <text:s text:c="69"/></text:p>
      <text:p text:style-name="P4"><text:s text:c="6"/>3333 <text:s text:c="69"/></text:p>
      <text:p text:style-name="P4"><text:s text:c="6"/>8888 <text:s text:c="69"/></text:p>
      <text:p text:style-name="P4"/>
      <text:p text:style-name="P4">6 rows selected</text:p>
      <text:p text:style-name="P2"/>
      <text:p text:style-name="P2">19. Listar los DNI de los profesores que han sido asignados a asignaturas con anterioridad al</text:p>
      <text:p text:style-name="P2">’01-01-09’.</text:p>
      <text:p text:style-name="P2"/>
      <text:p text:style-name="P4">SQL&gt; SELECT DNI FROM PLAN_DOCENTE WHERE FI&lt;'01-SEP-09';</text:p>
      <text:p text:style-name="P4"/>
      <text:p text:style-name="P4"><text:s text:c="7"/>DNI <text:s text:c="69"/></text:p>
      <text:p text:style-name="P4">---------- <text:s text:c="69"/></text:p>
      <text:p text:style-name="P4"><text:s text:c="6"/>1010 <text:s text:c="69"/></text:p>
      <text:p text:style-name="P4"><text:soft-page-break/><text:s text:c="6"/>1010 <text:s text:c="69"/></text:p>
      <text:p text:style-name="P4"><text:s text:c="6"/>1111 <text:s text:c="69"/></text:p>
      <text:p text:style-name="P4"><text:s text:c="6"/>2020 <text:s text:c="69"/></text:p>
      <text:p text:style-name="P4"><text:s text:c="6"/>2222 <text:s text:c="69"/></text:p>
      <text:p text:style-name="P4"><text:s text:c="6"/>3333 <text:s text:c="69"/></text:p>
      <text:p text:style-name="P4"><text:s text:c="6"/>4444 <text:s text:c="69"/></text:p>
      <text:p text:style-name="P4"><text:s text:c="6"/>6666 <text:s text:c="69"/></text:p>
      <text:p text:style-name="P4"/>
      <text:p text:style-name="P4">8 rows selected.</text:p>
      <text:p text:style-name="P2"/>
      <text:p text:style-name="P2">20. Listar los nombres de las asignaturas adscritas a las áreas 3, 5 y 8.</text:p>
      <text:p text:style-name="P2"/>
      <text:p text:style-name="P4">SQL&gt; SELECT A <text:s/>FROM ASIGNATURA WHERE CAR=3 AND CAR=5 AND CAR=8;</text:p>
      <text:p text:style-name="P4"/>
      <text:p text:style-name="P4">no rows selected</text:p>
      <text:p text:style-name="P4"/>
      <text:p text:style-name="P4">SQL&gt; SELECT A <text:s/>FROM ASIGNATURA WHERE CAR=3 OR CAR=5 OR CAR=8;</text:p>
      <text:p text:style-name="P4"/>
      <text:p text:style-name="P4">A <text:s text:c="78"/></text:p>
      <text:p text:style-name="P4">-------------------------------------------------- <text:s text:c="29"/></text:p>
      <text:p text:style-name="P4">CALCULO <text:s text:c="72"/></text:p>
      <text:p text:style-name="P4">ASTRONOMIA <text:s text:c="69"/></text:p>
      <text:p text:style-name="P4">ENSENANZA DE LA MATEMATICA </text:p>
      <text:p text:style-name="P4"/>
      <text:p text:style-name="P2"/>
      <text:p text:style-name="P2">21. Listar los nombres de las asignaturas que no están adscritas a las áreas 3, 5 y 8.</text:p>
      <text:p text:style-name="P2"/>
      <text:p text:style-name="Standard">SQL&gt; SELECT A <text:s/>FROM ASIGNATURA WHERE CAR=3 AND CAR=5 AND CAR=8;</text:p>
      <text:p text:style-name="Standard"/>
      <text:p text:style-name="Standard">no rows selected</text:p>
      <text:p text:style-name="Standard"/>
      <text:p text:style-name="Standard">SQL&gt; SELECT A <text:s/>FROM ASIGNATURA WHERE CAR=3 OR CAR=5 OR CAR=8;</text:p>
      <text:p text:style-name="Standard"/>
      <text:p text:style-name="Standard">A <text:s text:c="78"/></text:p>
      <text:p text:style-name="Standard">-------------------------------------------------- <text:s text:c="29"/></text:p>
      <text:p text:style-name="Standard">CALCULO <text:s text:c="72"/></text:p>
      <text:p text:style-name="Standard">ASTRONOMIA <text:s text:c="69"/></text:p>
      <text:p text:style-name="Standard">ENSENANZA DE LA MATEMATICA </text:p>
      <text:p text:style-name="P2"/>
      <text:p text:style-name="P2">22. Listar los nombres de los profesores cuyo DNI está comprendido entre 3000 y 7000.</text:p>
      <text:p text:style-name="P2"/>
      <text:p text:style-name="P4">SQL&gt; SELECT A <text:s/>FROM ASIGNATURA WHERE CAR=3 AND CAR=5 AND CAR=8;</text:p>
      <text:p text:style-name="P4"/>
      <text:p text:style-name="P4">no rows selected</text:p>
      <text:p text:style-name="P4"/>
      <text:p text:style-name="P4">SQL&gt; SELECT A <text:s/>FROM ASIGNATURA WHERE CAR=3 OR CAR=5 OR CAR=8;</text:p>
      <text:p text:style-name="P4"/>
      <text:p text:style-name="P4">A <text:s text:c="78"/></text:p>
      <text:p text:style-name="P4">-------------------------------------------------- <text:s text:c="29"/></text:p>
      <text:p text:style-name="P4">CALCULO <text:s text:c="72"/></text:p>
      <text:p text:style-name="P4">ASTRONOMIA <text:s text:c="69"/></text:p>
      <text:p text:style-name="P4"><text:soft-page-break/>ENSENANZA DE LA MATEMATICA SQL&gt; SELECT p FROM profesor WHERE dni&gt;= 3000 AND dni&lt;=7000;</text:p>
      <text:p text:style-name="P4"/>
      <text:p text:style-name="P4">P</text:p>
      <text:p text:style-name="P4">------------------------------------------------------------</text:p>
      <text:p text:style-name="P4">JOSE MANUEL</text:p>
      <text:p text:style-name="P4">PEDRO</text:p>
      <text:p text:style-name="P4">MARIA</text:p>
      <text:p text:style-name="P4">IVAN</text:p>
      <text:p text:style-name="P4">CARMEN</text:p>
      <text:p text:style-name="P2"/>
      <text:p text:style-name="P2">23. Listar los nombres de los profesores cuyo DNI no está comprendido entre 3000 y 7000.</text:p>
      <text:p text:style-name="P2"/>
      <text:p text:style-name="P4"/>
      <text:p text:style-name="P2"/>
      <text:p text:style-name="P2">24. Listar los códigos de las asignaturas asignadas actualmente al profesor con DNI 1111.</text:p>
      <text:p text:style-name="P3"><text:span text:style-name="T1">25. Obtener para cada asignatura el número total de créditos que tiene.</text:span></text:p>
      <text:p text:style-name="Standard"><text:s text:c="5"/></text:p>
      <text:p text:style-name="Standard"><text:s text:c="80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3:11:01.007215644</meta:creation-date>
    <dc:date>2019-11-27T13:58:32.203487879</dc:date>
    <meta:editing-duration>PT32M1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0" meta:paragraph-count="391" meta:word-count="1234" meta:character-count="28269" meta:non-whitespace-character-count="7006"/>
  </office:meta>
</office:document-meta>
</file>